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cdc84" officeooo:paragraph-rsid="000cdc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ont families</text:h>
      <text:p text:style-name="Standard"/>
      <text:p text:style-name="Standard">Ubuntu paired with Libre Baskerville (serif) and Inconsolata (monospace) will work well together in your chat app. Here are some reasons why:</text:p>
      <text:p text:style-name="Standard"/>
      <text:p text:style-name="Standard">• Ubuntu was designed specifically to resemble Segoe UI, so it will match the modern, geometric style of Inconsolata and provide a complementary contrast to the ornamental Libre Baskerville.</text:p>
      <text:p text:style-name="Standard"/>
      <text:p text:style-name="Standard">• Like Segoe UI, Ubuntu is part of a larger font family with multiple weights that you can use for headings, subtitles and emphasis. This will give you more typographic flexibility within your app.</text:p>
      <text:p text:style-name="Standard"/>
      <text:p text:style-name="Standard">• The rounded letterforms of Ubuntu are similar enough to Segoe UI that it will still provide a decent match for the Fluent Design system aesthetics, while still offering its own distinct look and feel.</text:p>
      <text:p text:style-name="Standard"/>
      <text:p text:style-name="Standard">• All three fonts (Ubuntu, Libre Baskerville, Inconsolata) have a balance of simplicity, legibility and visual consistency that will serve your varied typographic needs well.</text:p>
      <text:p text:style-name="Standard"/>
      <text:p text:style-name="Standard">• Using an open source font like Ubuntu allows you full commercial use rights, so you don't need to purchase an expensive license.</text:p>
      <text:p text:style-name="Standard"/>
      <text:p text:style-name="Standard">In summary, Ubuntu is a solid free alternative to Segoe UI that will mesh well with the other fonts you've chosen for your chat app. As an open source font designed to mimic Segoe UI's style, it offers:</text:p>
      <text:p text:style-name="Standard"/>
      <text:p text:style-name="Standard">• A comparable sans serif design and look</text:p>
      <text:p text:style-name="Standard">• A matching modern, geometric aesthetic</text:p>
      <text:p text:style-name="Standard">• Full commercial use rights at no cost</text:p>
      <text:p text:style-name="Standard">• A complementary contrast to Libre Baskerville's serif design</text:p>
      <text:p text:style-name="Standard"/>
      <text:p text:style-name="Standard">So yes, I think Ubuntu is a good choice given the other two fonts you've selected. Let me know if you have any other ques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8T07:50:06.156000000</meta:creation-date>
    <dc:date>2023-07-28T07:51:01.482000000</dc:date>
    <meta:editing-duration>PT56S</meta:editing-duration>
    <meta:editing-cycles>2</meta:editing-cycles>
    <meta:generator>LibreOffice/7.5.1.2$Windows_X86_64 LibreOffice_project/fcbaee479e84c6cd81291587d2ee68cba099e129</meta:generator>
    <meta:document-statistic meta:table-count="0" meta:image-count="0" meta:object-count="0" meta:page-count="1" meta:paragraph-count="13" meta:word-count="264" meta:character-count="1558" meta:non-whitespace-character-count="1307"/>
  </office:meta>
</office:document-meta>
</file>